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4pt"/>
    </style:style>
    <style:style style:name="P3" style:family="paragraph"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87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54cm" svg:y1="1.27cm" svg:x2="2.54cm" svg:y2="1.905cm">
          <text:p/>
        </draw:line>
        <draw:custom-shape draw:style-name="gr1" draw:text-style-name="P2" draw:layer="layout" svg:width="3.81cm" svg:height="0.635cm" svg:x="0.635cm" svg:y="1.905cm">
          <text:p text:style-name="P1"><text:span text:style-name="T1">Tab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0.635cm" svg:x="0.635cm" svg:y="3.175cm">
          <text:p text:style-name="P1"><text:span text:style-name="T1">Se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54cm" svg:y1="2.54cm" svg:x2="2.54cm" svg:y2="3.1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7-02T12:47:51</meta:creation-date>
    <dc:creator>William Ashley</dc:creator>
    <dc:date>2007-07-02T13:36:59</dc:date>
    <dc:language>en-US</dc:language>
    <meta:editing-cycles>3</meta:editing-cycles>
    <meta:editing-duration>PT4M1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